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cm"/>
    </style:style>
    <style:style style:name="gr2" style:family="graphic" style:parent-style-name="standard">
      <style:graphic-properties draw:fill-color="#ff3366" draw:textarea-horizontal-align="justify" draw:textarea-vertical-align="middle" draw:auto-grow-height="false"/>
    </style:style>
    <style:style style:name="gr3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4" style:family="graphic" style:parent-style-name="standard">
      <style:graphic-properties draw:fill-color="#00ff00" draw:textarea-horizontal-align="justify" draw:textarea-vertical-align="middle" draw:auto-grow-height="fals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cm" svg:height="1.25cm" svg:x="0.5cm" svg:y="7.5cm">
          <draw:text-box>
            <text:p text:style-name="P1">Start</text:p>
          </draw:text-box>
        </draw:frame>
        <draw:frame draw:style-name="gr1" draw:text-style-name="P1" draw:layer="layout" svg:width="3cm" svg:height="1.25cm" svg:x="3.5cm" svg:y="7.5cm">
          <draw:text-box>
            <text:p text:style-name="P1">Month 1</text:p>
          </draw:text-box>
        </draw:frame>
        <draw:frame draw:style-name="gr1" draw:text-style-name="P1" draw:layer="layout" svg:width="3cm" svg:height="1.25cm" svg:x="7.5cm" svg:y="7.5cm">
          <draw:text-box>
            <text:p text:style-name="P1">Month 2</text:p>
          </draw:text-box>
        </draw:frame>
        <draw:frame draw:style-name="gr1" draw:text-style-name="P1" draw:layer="layout" svg:width="3cm" svg:height="1.25cm" svg:x="11.5cm" svg:y="7.5cm">
          <draw:text-box>
            <text:p text:style-name="P1">Month 3</text:p>
          </draw:text-box>
        </draw:frame>
        <draw:frame draw:style-name="gr1" draw:text-style-name="P1" draw:layer="layout" svg:width="3cm" svg:height="1.25cm" svg:x="15.5cm" svg:y="7.5cm">
          <draw:text-box>
            <text:p text:style-name="P1">Month 4</text:p>
          </draw:text-box>
        </draw:frame>
        <draw:frame draw:style-name="gr1" draw:text-style-name="P1" draw:layer="layout" svg:width="3cm" svg:height="1.25cm" svg:x="19.5cm" svg:y="7.5cm">
          <draw:text-box>
            <text:p text:style-name="P1">Month 5</text:p>
          </draw:text-box>
        </draw:frame>
        <draw:frame draw:style-name="gr1" draw:text-style-name="P1" draw:layer="layout" svg:width="3cm" svg:height="1.25cm" svg:x="23.5cm" svg:y="7.5cm">
          <draw:text-box>
            <text:p text:style-name="P1">Month 6</text:p>
          </draw:text-box>
        </draw:frame>
        <draw:custom-shape draw:style-name="gr2" draw:text-style-name="P3" draw:layer="layout" svg:width="2cm" svg:height="1cm" svg:x="0.5cm" svg:y="6cm">
          <text:p text:style-name="P2"><text:span text:style-name="T1">Not acc.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cm" svg:height="1cm" svg:x="0.5cm" svg:y="4.5cm">
          <text:p text:style-name="P2"><text:span text:style-name="T1">Not acc.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cm" svg:height="1cm" svg:x="0.5cm" svg:y="3cm">
          <text:p text:style-name="P2"><text:span text:style-name="T1">Not acc.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cm" svg:height="1cm" svg:x="0.5cm" svg:y="1.5cm">
          <text:p text:style-name="P2"><text:span text:style-name="T1">Not acc.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cm" svg:height="1cm" svg:x="0.5cm" svg:y="0cm">
          <text:p text:style-name="P2"><text:span text:style-name="T1">Not acc.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1cm" svg:x="4cm" svg:y="6cm">
          <text:p text:style-name="P2"><text:span text:style-name="T1">B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1cm" svg:x="4cm" svg:y="4.5cm">
          <text:p text:style-name="P2"><text:span text:style-name="T1">B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1cm" svg:x="4cm" svg:y="3cm">
          <text:p text:style-name="P2"><text:span text:style-name="T1">B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1cm" svg:x="4cm" svg:y="1.5cm">
          <text:p text:style-name="P2"><text:span text:style-name="T1">B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cm" svg:height="1cm" svg:x="4cm" svg:y="0cm">
          <text:p text:style-name="P2"><text:span text:style-name="T1">Not acc.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cm" svg:height="1cm" svg:x="8cm" svg:y="6cm">
          <text:p text:style-name="P2"><text:span text:style-name="T1">Access.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1cm" svg:x="8cm" svg:y="4.5cm">
          <text:p text:style-name="P2"><text:span text:style-name="T1">B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1cm" svg:x="8cm" svg:y="3cm">
          <text:p text:style-name="P2"><text:span text:style-name="T1">B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1cm" svg:x="8cm" svg:y="1.5cm">
          <text:p text:style-name="P2"><text:span text:style-name="T1">B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1cm" svg:x="8cm" svg:y="0cm">
          <text:p text:style-name="P2"><text:span text:style-name="T1">BP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cm" svg:height="1cm" svg:x="12cm" svg:y="4.5cm">
          <text:p text:style-name="P2"><text:span text:style-name="T1">Access.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3" draw:layer="layout" svg:width="2cm" svg:height="1cm" svg:x="12cm" svg:y="6cm">
          <text:p text:style-name="P2"><text:span text:style-name="T1">Access.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3" draw:layer="layout" svg:width="2cm" svg:height="1cm" svg:x="16cm" svg:y="4.5cm">
          <text:p text:style-name="P2"><text:span text:style-name="T1">Access.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3" draw:layer="layout" svg:width="2cm" svg:height="1cm" svg:x="16cm" svg:y="6cm">
          <text:p text:style-name="P2"><text:span text:style-name="T1">Access.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3" draw:layer="layout" svg:width="2cm" svg:height="1cm" svg:x="20cm" svg:y="4.5cm">
          <text:p text:style-name="P2"><text:span text:style-name="T1">Access.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3" draw:layer="layout" svg:width="2cm" svg:height="1cm" svg:x="20cm" svg:y="6cm">
          <text:p text:style-name="P2"><text:span text:style-name="T1">Access.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3" draw:layer="layout" svg:width="2cm" svg:height="1cm" svg:x="20cm" svg:y="1.5cm">
          <text:p text:style-name="P2"><text:span text:style-name="T1">Access.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3" draw:layer="layout" svg:width="2cm" svg:height="1cm" svg:x="20cm" svg:y="3cm">
          <text:p text:style-name="P2"><text:span text:style-name="T1">Access.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3" draw:layer="layout" svg:width="2cm" svg:height="1cm" svg:x="16cm" svg:y="3cm">
          <text:p text:style-name="P2"><text:span text:style-name="T1">Access.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3" draw:layer="layout" svg:width="2cm" svg:height="1cm" svg:x="24cm" svg:y="4.5cm">
          <text:p text:style-name="P2"><text:span text:style-name="T1">Access.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3" draw:layer="layout" svg:width="2cm" svg:height="1cm" svg:x="24cm" svg:y="6cm">
          <text:p text:style-name="P2"><text:span text:style-name="T1">Access.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3" draw:layer="layout" svg:width="2cm" svg:height="1cm" svg:x="24cm" svg:y="1.5cm">
          <text:p text:style-name="P2"><text:span text:style-name="T1">Access.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3" draw:layer="layout" svg:width="2cm" svg:height="1cm" svg:x="24cm" svg:y="3cm">
          <text:p text:style-name="P2"><text:span text:style-name="T1">Access.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3" draw:layer="layout" svg:width="2cm" svg:height="1cm" svg:x="24cm" svg:y="0cm">
          <text:p text:style-name="P2"><text:span text:style-name="T1">Access.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3" draw:layer="layout" svg:width="2cm" svg:height="1cm" svg:x="12cm" svg:y="3cm">
          <text:p text:style-name="P2"><text:span text:style-name="T1">B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1cm" svg:x="12cm" svg:y="1.5cm">
          <text:p text:style-name="P2"><text:span text:style-name="T1">B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1cm" svg:x="12cm" svg:y="0cm">
          <text:p text:style-name="P2"><text:span text:style-name="T1">B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1cm" svg:x="16cm" svg:y="1.5cm">
          <text:p text:style-name="P2"><text:span text:style-name="T1">B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1cm" svg:x="16cm" svg:y="0cm">
          <text:p text:style-name="P2"><text:span text:style-name="T1">B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1cm" svg:x="20cm" svg:y="0cm">
          <text:p text:style-name="P2"><text:span text:style-name="T1">B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5cm" fo:page-height="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Douglas Squirrel</meta:initial-creator>
    <meta:creation-date>2010-01-06T14:56:19</meta:creation-date>
    <dc:creator>Douglas Squirrel</dc:creator>
    <dc:date>2010-01-08T11:05:27</dc:date>
    <meta:editing-cycles>5</meta:editing-cycles>
    <meta:editing-duration>PT20M41S</meta:editing-duration>
    <meta:user-defined meta:name="Info 1"/>
    <meta:user-defined meta:name="Info 2"/>
    <meta:user-defined meta:name="Info 3"/>
    <meta:user-defined meta:name="Info 4"/>
    <meta:document-statistic meta:object-count="42"/>
  </office:meta>
</office:document-meta>
</file>